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 New Roman Bold" svg:font-family="Times New Roman 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479in" text:list-level-position-and-space-mode="label-alignment">
          <style:list-level-label-alignment text:label-followed-by="listtab" fo:margin-left="1.2479in" fo:text-indent="-1.2479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479in" text:list-level-position-and-space-mode="label-alignment">
          <style:list-level-label-alignment text:label-followed-by="listtab" fo:margin-left="1.2479in" fo:text-indent="-1.2479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paragraph-properties fo:text-indent="0.4916in"/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paragraph-properties fo:text-indent="0.4916in"/>
    </style:style>
  </office:automatic-styles>
  <office:body>
    <office:text text:use-soft-page-breaks="true">
      <text:p text:style-name="P1">Context diagram:</text:p>
      <text:p text:style-name="Normal">Primary element:<text:s/></text:p>
      <text:p text:style-name="P2">TvTrader.</text:p>
      <text:p text:style-name="Normal">Supporting element:</text:p>
      <text:p text:style-name="P3">User. Configureert de applicatie. Checkt ordergeschiedenis. Controleert logfiles.</text:p>
      <text:p text:style-name="Normal"><text:tab/>Mailserver. Applicatie haalt mail op.</text:p>
      <text:p text:style-name="Normal"><text:tab/>Exchange. Applicatie vraagt informatie op. (https, wss) Plaatst orders.</text:p>
      <text:p text:style-name="Normal"/>
      <text:p text:style-name="Normal">Container diagram:</text:p>
      <text:p text:style-name="P4">Primary element:<text:s/></text:p>
      <text:p text:style-name="P5">Webapplication.</text:p>
      <text:p text:style-name="P6">Supporting element:</text:p>
      <text:p text:style-name="P7">User. Configureert de applicatie. Checkt ordergeschiedenis. Controleert logfiles.</text:p>
      <text:p text:style-name="Normal"><text:tab/>Mailserver. Applicatie haalt mail op.</text:p>
      <text:p text:style-name="Normal"><text:tab/>Exchange. Applicatie vraagt informatie op. (https, wss) Plaatst orders.</text:p>
      <text:p text:style-name="Normal"/>
      <text:p text:style-name="Normal">Component diagram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 New Roman Bold" svg:font-family="Times New Roman Bold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break-before="page" fo:line-height="100%"/>
      <style:text-properties style:font-name="Times New Roman Bold" style:font-name-asian="Times New Roman" fo:font-weight="bold" style:font-weight-asian="bold" fo:color="#003366" fo:font-size="22pt" style:font-size-asian="22pt" style:font-size-complex="22pt" style:language-asian="en" style:country-asian="CA" fo:hyphenate="false"/>
    </style:style>
    <style:style style:name="Normal" style:display-name="Normal" style:family="paragraph">
      <style:text-properties style:font-name="Times New Roman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 Bold" style:font-name-asian="Times New Roman" fo:font-weight="bold" style:font-weight-asian="bold" fo:color="#003366" fo:font-size="22pt" style:font-size-asian="22pt" style:font-size-complex="22pt" style:language-asian="en" style:country-asian="C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 fo:color="#003366" fo:font-size="22pt" style:font-size-asian="22pt" style:font-size-complex="22pt" style:text-underline-type="none"/>
    </style:style>
    <text:outline-style style:name="WW_OutlineListStyle">
      <text:outline-level-style text:level="1" text:style-name="WW_CharOUTLINELVL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</text:outline-style>
    <style:style style:name="WW_CharLFO1LVL1" style:family="text">
      <style:text-properties fo:font-weight="bold" style:font-weight-asian="bold" fo:font-style="normal" style:font-style-asian="normal" fo:color="#003366" fo:font-size="22pt" style:font-size-asian="22pt" style:font-size-complex="22pt" style:text-underline-type="none"/>
    </style:style>
    <style:style style:name="WW_CharLFO1LVL2" style:family="text">
      <style:text-properties fo:color="#003366" fo:font-size="10pt" style:font-size-asian="10pt" style:font-size-complex="10pt"/>
    </style:style>
    <style:style style:name="WW_CharLFO1LVL3" style:family="text">
      <style:text-properties fo:color="#000000"/>
    </style:style>
    <style:style style:name="WW_CharLFO1LVL4" style:family="text">
      <style:text-properties fo:color="#000000"/>
    </style:style>
    <style:style style:name="WW_CharLFO2LVL1" style:family="text">
      <style:text-properties fo:font-weight="bold" style:font-weight-asian="bold" fo:font-style="normal" style:font-style-asian="normal" fo:color="#003366" fo:font-size="22pt" style:font-size-asian="22pt" style:font-size-complex="22pt" style:text-underline-type="none"/>
    </style:style>
    <style:style style:name="WW_CharLFO2LVL2" style:family="text">
      <style:text-properties fo:color="#003366" fo:font-size="10pt" style:font-size-asian="10pt" style:font-size-complex="10pt"/>
    </style:style>
    <style:style style:name="WW_CharLFO2LVL3" style:family="text">
      <style:text-properties fo:color="#000000"/>
    </style:style>
    <style:style style:name="WW_CharLFO2LVL4" style:family="text">
      <style:text-properties fo: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479in" text:list-level-position-and-space-mode="label-alignment">
          <style:list-level-label-alignment text:label-followed-by="listtab" fo:margin-left="1.2479in" fo:text-indent="-1.2479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479in" text:list-level-position-and-space-mode="label-alignment">
          <style:list-level-label-alignment text:label-followed-by="listtab" fo:margin-left="1.2479in" fo:text-indent="-1.2479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nde, Wouter van der</meta:initial-creator>
    <dc:creator>Linde, Wouter van der</dc:creator>
    <meta:creation-date>2018-01-25T12:08:00Z</meta:creation-date>
    <dc:date>2018-01-25T12:20:00Z</dc:date>
    <meta:template xlink:href="Normal.dotm" xlink:type="simple"/>
    <meta:editing-cycles>1</meta:editing-cycles>
    <meta:editing-duration>PT720S</meta:editing-duration>
    <meta:document-statistic meta:page-count="1" meta:paragraph-count="1" meta:word-count="84" meta:character-count="547" meta:row-count="3" meta:non-whitespace-character-count="464"/>
  </office:meta>
</office:document-meta>
</file>